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in" fo:margin-right="0in" fo:text-indent="0in" style:auto-text-indent="false"/>
    </style:style>
    <style:style style:name="P2" style:family="paragraph" style:parent-style-name="Text_20_body_20_indent">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Sourcecode">
      <style:text-properties fo:font-weight="bold" style:font-weight-asian="bold" style:font-weight-complex="bold"/>
    </style:style>
    <style:style style:name="P9" style:family="paragraph" style:parent-style-name="Sourcecode">
      <style:text-properties fo:font-weight="normal" style:font-weight-asian="normal" style:font-weight-complex="normal"/>
    </style:style>
    <style:style style:name="P10" style:family="paragraph" style:parent-style-name="Preformatted_20_Text">
      <style:paragraph-properties fo:margin-top="0in" fo:margin-bottom="0.1965in"/>
    </style:style>
    <style:style style:name="P11" style:family="paragraph" style:parent-style-name="Text_20_body" style:master-page-name="">
      <style:paragraph-properties fo:line-height="0.1575in" style:page-number="auto">
        <style:tab-stops/>
      </style:paragraph-properties>
      <style:text-properties style:font-name="Courier New1" fo:font-size="10pt" style:font-size-asian="10pt" style:font-size-complex="10pt"/>
    </style:style>
    <style:style style:name="T1" style:family="text">
      <style:text-properties style:font-name="Courier New1" fo:font-size="10pt" style:font-size-asian="10pt" style:font-size-complex="10pt"/>
    </style:style>
    <style:style style:name="T2" style:family="text">
      <style:text-properties style:font-name="Courier New1" fo:font-size="10pt" fo:font-weight="bold" style:font-size-asian="10pt" style:font-weight-asian="bold" style:font-size-complex="10pt"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style:font-name="Courier new" fo:font-size="10pt" style:font-size-asian="10pt" style:font-size-complex="10pt"/>
    </style:style>
    <style:style style:name="Sect1" style:family="section">
      <style:section-properties style:editable="false">
        <style:columns fo:column-count="1" fo:column-gap="0in"/>
      </style:section-properties>
    </style: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The hamsterdb Tutorial</text:p>
      <text:p text:style-name="P1">A Tutorial Book for hamsterdb.</text:p>
      <text:p text:style-name="P1"/>
      <text:p text:style-name="P1">Copyright © 2007 Christoph Rupp</text:p>
      <text:p text:style-name="P1"/>
      <text:p text:style-name="P1">Created on Friday, March 23, 2007</text:p>
      <text:p text:style-name="P1">Last update: <text:modification-date style:data-style-name="N5038">Saturday, January 12, 2008</text:modification-date></text:p>
      <text:p text:style-name="P1"/>
      <text:p text:style-name="P1">This tutorial is a WORK IN PROGRESS. Do not consider it as a finished document.</text:p>
      <text:p text:style-name="P1"/>
      <text:p text:style-name="P1">Feedback and comments are always welcome. Please send them to <text:a xlink:type="simple" xlink:href="mailto:contact@hamsterdb.com">contact@hamsterdb.com</text:a>.</text:p>
      <text:p text:style-name="P1"/>
      <text:p text:style-name="P1">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5">Introduction<text:tab/>3</text:p>
          <text:p text:style-name="P6">What is hamsterdb?<text:tab/>3</text:p>
          <text:p text:style-name="P6">Material Covered<text:tab/>3</text:p>
          <text:p text:style-name="P6">Conventions Used in this Tutorial<text:tab/>3</text:p>
          <text:p text:style-name="P6">More Documentation on hamsterdb<text:tab/>3</text:p>
          <text:p text:style-name="P6">Obtaining the Most Recent Versions<text:tab/>3</text:p>
          <text:p text:style-name="P6">hamsterdb Licensing<text:tab/>4</text:p>
          <text:p text:style-name="P5">Getting Started<text:tab/>4</text:p>
          <text:p text:style-name="P6">Building for UNIX/POSIX systems<text:tab/>4</text:p>
          <text:p text:style-name="P6">Building for Microsoft Windows<text:tab/>4</text:p>
          <text:p text:style-name="P6">Porting hamsterdb to Other Platforms<text:tab/>4</text:p>
          <text:p text:style-name="P5">Creating a Database<text:tab/>5</text:p>
          <text:p text:style-name="P6">Creating an In-Memory Database<text:tab/>6</text:p>
          <text:p text:style-name="P6">Creating a Record Number Database<text:tab/>6</text:p>
          <text:p text:style-name="P5">Opening a Database<text:tab/>7</text:p>
          <text:p text:style-name="P5">Changing the Default Key Sorting<text:tab/>7</text:p>
          <text:p text:style-name="P5">Inserting Database Items<text:tab/>8</text:p>
          <text:p text:style-name="P5">Deleting Database Items<text:tab/>9</text:p>
          <text:p text:style-name="P5">Looking up Database Items<text:tab/>9</text:p>
          <text:p text:style-name="P5">Working with Database Cursors<text:tab/>10</text:p>
          <text:p text:style-name="P6">Creating a Database Cursor<text:tab/>10</text:p>
          <text:p text:style-name="P6">Moving Database Cursors<text:tab/>11</text:p>
          <text:p text:style-name="P6">Inserting Database Items with Cursors<text:tab/>12</text:p>
          <text:p text:style-name="P6">Looking up Database Items with Cursors<text:tab/>12</text:p>
          <text:p text:style-name="P6">Overwriting Database Items with Cursors<text:tab/>13</text:p>
          <text:p text:style-name="P6">Deleting Database Items with Cursors<text:tab/>13</text:p>
          <text:p text:style-name="P6">Cloning a Database Cursor<text:tab/>13</text:p>
          <text:p text:style-name="P6">Closing a Database Cursor<text:tab/>13</text:p>
          <text:p text:style-name="P5">Closing a Database<text:tab/>13</text:p>
          <text:p text:style-name="P5">Working with Database Environments<text:tab/>14</text:p>
          <text:p text:style-name="P6">Creating a new Environment<text:tab/>14</text:p>
          <text:p text:style-name="P7">Creating In-Memory Environments<text:tab/>15</text:p>
          <text:p text:style-name="P6">Opening an Environment<text:tab/>15</text:p>
          <text:p text:style-name="P6">Creating a Database in an Environment<text:tab/>16</text:p>
          <text:p text:style-name="P6">Opening a Database in an Environment<text:tab/>16</text:p>
          <text:p text:style-name="P6">Renaming a Database in an Environment<text:tab/>16</text:p>
          <text:p text:style-name="P6">Removing a Database from an Environment<text:tab/>17</text:p>
          <text:p text:style-name="P6">Closing an Environment<text:tab/>17</text:p>
          <text:p text:style-name="P5">Working with Duplicate Keys<text:tab/>17</text:p>
          <text:p text:style-name="P6">Enabling Duplicate Keys<text:tab/>17</text:p>
          <text:p text:style-name="P6">Inserting Duplicate Keys<text:tab/>17</text:p>
          <text:p text:style-name="P6">Traversing Duplicate Keys<text:tab/>18</text:p>
          <text:p text:style-name="P6">Replacing Duplicate Keys<text:tab/>18</text:p>
          <text:p text:style-name="P6">Get the Number of Duplicate Keys<text:tab/>18</text:p>
          <text:p text:style-name="P6">Deleting Duplicate Keys<text:tab/>19</text:p>
          <text:p text:style-name="P5">The C++ API<text:tab/>19</text:p>
          <text:p text:style-name="P5">Appendix I: The GNU General Public License 2.0<text:tab/>20</text:p>
          <text:p text:style-name="P5">Appendix II: The GNU General Public License 3.0<text:tab/>24</text:p>
          <text:p text:style-name="P5">Appendix III: The GNU Free Documentation License<text:tab/>35</text:p>
        </text:index-body>
      </text:table-of-content>
      <text:p text:style-name="P1"/>
      <text:h text:style-name="P4" text:outline-level="1">Introduction</text:h>
      <text:h text:style-name="Heading_20_2" text:outline-level="2">What is hamsterdb?</text:h>
      <text:p text:style-name="P1">hamsterdb is a lightweight embedded database engine. Being "lightweight" describes the strengths and the limitations of hamsterdb. It is very fast, but only supports a few operations. It is embeddable,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1">This document applies to hamsterdb version 1.0.0. The author will update the tutorial whenever API changes occur. The hamsterdb API has been very stable so far, therefore this tutorial should also apply to future versions of hamsterdb.</text:p>
      <text:h text:style-name="Heading_20_2" text:outline-level="2">Conventions Used in this Tutorial</text:h>
      <text:p text:style-name="P1">In this text, a variety of conventions are used to explain the material. Certain typographical and display elements are used for this purpose.</text:p>
      <text:p text:style-name="P1">Any C/C++ code that is included directly in the text is displayed as: <text:span text:style-name="T1">int i = 5</text:span>. </text:p>
      <text:p text:style-name="P1">Any operating system commands discussed in the text are displayed as: <text:span text:style-name="T3">make install</text:span>. </text:p>
      <text:p text:style-name="P1">Operating system files that are discussed directly in the text are displayed as: <text:span text:style-name="T3">file.txt</text:span>. </text:p>
      <text:p text:style-name="P1">When a technical term of particular importance is first introduced and discussed, it appears in bold font, as: <text:span text:style-name="T4">an important term</text:span>.</text:p>
      <text:p text:style-name="P1">Although the programming examples and declarations usually are C code, the author sometimes uses the C++ comment operator <text:span text:style-name="T1">//</text:span> as an abbreviation.</text:p>
      <text:p text:style-name="P1">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1">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3">hamsterdb.h</text:span>, part of the hamsterdb source.</text:p>
      <text:h text:style-name="Heading_20_2" text:outline-level="2">Obtaining the Most Recent Versions</text:h>
      <text:p text:style-name="P1">This tutorial is always under development. The most recent version of this document, of the hamsterdb library and the hamsterdb API documentation can be found at <text:a xlink:type="simple" xlink:href="http://www.hamsterdb.com/">http://www.hamsterdb.com</text:a>.</text:p>
      <text:h text:style-name="Heading_20_2" text:outline-level="2"><text:soft-page-break/>hamsterdb Licensing</text:h>
      <text:p text:style-name="P1">hamsterdb is an open source library licensed under the GNU General Public License (GPL) 2.0 or 3.0. If you download the hamsterdb source files, the GPL licenses can be found in the file <text:span text:style-name="T3">COPYING.GPL2 </text:span><text:span text:style-name="T5">or</text:span><text:span text:style-name="T3"> COPYING.GPL3</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1">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1">hamsterdb is written in ANSI-C and thus can be compiled on nearly every available C compiler. </text:p>
      <text:h text:style-name="Heading_20_2" text:outline-level="2">Building for UNIX/POSIX systems</text:h>
      <text:p text:style-name="P1">hamsterdb uses the GNU autotools for the build process, therefore compiling and installing is as simple as it can get. After downloading the sources, unpack them with the following command:</text:p>
      <text:p text:style-name="P1">$<text:span text:style-name="T3"> tar -zxvf hamsterdb-v.v.v.tar.gz</text:span></text:p>
      <text:p text:style-name="P1">This command creates a subdirectory hamsterdb-v.v.v with all sources. Change to this directory:</text:p>
      <text:p text:style-name="P1">$ <text:span text:style-name="T3">cd hamsterdb-v.v.v</text:span></text:p>
      <text:p text:style-name="P1">Now run <text:span text:style-name="T3">./configure, make</text:span> and <text:span text:style-name="T3">make install</text:span> to build and install the libraries and header files. Please note that you usually need root privileges to install the header files and libraries. Also note that you can change the compiler settings by adding flags to <text:span text:style-name="T3">./configure</text:span>; run .<text:span text:style-name="T3">/configure --help</text:span> for a list of all available options.</text:p>
      <text:p text:style-name="P1">$ <text:span text:style-name="T3">./configure</text:span></text:p>
      <text:p text:style-name="P1">$ <text:span text:style-name="T3">make</text:span></text:p>
      <text:p text:style-name="P1">Now become root:</text:p>
      <text:p text:style-name="P1">$ <text:span text:style-name="T3">su</text:span></text:p>
      <text:p text:style-name="P1">$ <text:span text:style-name="T3">make install</text:span></text:p>
      <text:h text:style-name="Heading_20_2" text:outline-level="2">Building for Microsoft Windows</text:h>
      <text:p text:style-name="P1">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1">Additionally, you can download prebuilt libraries for Win32 from <text:a xlink:type="simple" xlink:href="http://www.hamsterdb.com/?page=download">http://www.hamsterdb.com/?page=download</text:a>.</text:p>
      <text:p text:style-name="P1">To compile hamsterdb, unpack the hamsterdb sources and open the Solution file in Visual Studio 8. It can be found in the subdirectory <text:span text:style-name="T3">win32</text:span>. It contains several projects: some examples, the <text:span text:style-name="T4">dll</text:span> project (to build a dynamic library) and the <text:span text:style-name="T4">lib</text:span> project (to build a static library). Build one (or both) of those projects to create your own hamsterdb library. Note that you will need <text:a xlink:type="simple" xlink:href="http://cppunit.sourceforge.net/">cppunit</text:a> if you want to compile and run the unit tests.</text:p>
      <text:h text:style-name="Heading_20_2" text:outline-level="2"><text:soft-page-break/>Porting hamsterdb to Other Platforms</text:h>
      <text:p text:style-name="P1">Compiling hamsterdb without the provided autoconf or Visual Studio files is easy. There are a few preprocessor macros which are mandatory, and some others which are optional. They are described in the <text:span text:style-name="T3">README</text:span> file of the hamsterdb source distribution.</text:p>
      <text:p text:style-name="P1">If you want to port hamsterdb to another operating system or hardware platform, you will most likely have to make some modifications. All operating system-specific functions are declared in <text:span text:style-name="T3">src/os.h</text:span> and defined in either <text:span text:style-name="T3">src/os_win32.c</text:span> or <text:span text:style-name="T3">src/os_posix.c</text:span>. Please get in touch with the author of hamsterdb to get help with these topics.</text:p>
      <text:h text:style-name="Heading_20_1" text:outline-level="1">Creating a Database</text:h>
      <text:p text:style-name="P1">The API of hamsterdb is simple to use. In this example, we create a new Database and later insert some values, look them up and then delete them again. </text:p>
      <text:p text:style-name="P1">If you directly want to look at some example code, then the sample <text:span text:style-name="T3">samples/db1.c</text:span> (or <text:span text:style-name="T3">samples/db6.cpp</text:span>, if you prefer C++) could be interesting for you.</text:p>
      <text:p text:style-name="P1">Creating a new Database is a two-step process. First, we have to allocate a Database handle with <text:span text:style-name="T2">ham_new</text:span>. Secondly, we use this handle to create a Database file with <text:span text:style-name="T2">ham_create</text:span>. The functions are declared in <text:span text:style-name="T3">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1"><text:span text:style-name="T1">ham_create</text:span> supports many different options, and the extended version <text:span text:style-name="T1">ham_create_ex</text:span> supports even more. However, normally none of them are important to you, and you usually don't need to specify flags, page size, key size and cache size.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1">The <text:span text:style-name="T1">mode</text:span> specifies the file access rights for the newly created file. On Linux and Unix, they are the same parameter as you would give <text:span text:style-name="T3">chmod</text:span> to change the access rights. If you do not know what to specify, an (octal) 0664 might be ok for you - this gives read/write-rights to your own user and all users in the same group, and read-only rights to anyone else. </text:p>
      <text:p text:style-name="P1">On Microsoft Windows, the <text:span text:style-name="T1">mode</text:span> parameter is ignored.</text:p>
      <text:p text:style-name="P1"><text:span text:style-name="T1">ham_create_ex</text:span> supports variable length parameter lists. These lists are arrays of type <text:span text:style-name="T1">ham_parameter_t</text:span>, and each parameter has two members: an identifier of this parameter, and the value. Here is the declaration of <text:span text:style-name="T1">ham_parameter_t</text:span> (copied from <text:span text:style-name="T3">include/ham/hamsterdb.h</text:span>):</text:p>
      <text:p text:style-name="Sourcecode">typedef struct<text:line-break/>{<text:line-break/> <text:s text:c="3"/>ham_u32_t name;<text:line-break/> <text:s text:c="3"/>ham_u64_t value;<text:line-break/>} ham_parameter_t;</text:p>
      <text:p text:style-name="Text_20_body"><text:soft-page-break/>Here is an example on how to use parameter lists (in this case, all allowed parameters for <text:span text:style-name="T1">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1">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4">if ((st=ham_new(&amp;db))!=HAM_SUCCESS) {<text:line-break/> <text:s text:c="7"/>printf(“ham_new failed: %d (%s)\n“, st, ham_strerror(st));<text:line-break/> <text:s text:c="7"/>exit(-1);<text:line-break/> <text:s text:c="3"/>}</text:span></text:p>
      <text:p text:style-name="P8"><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1">If the call to <text:span text:style-name="T1">ham_new</text:span> was successful, the variable <text:span text:style-name="T1">db</text:span> will hold a valid Database handle. This handle can be used to open or create Databases.</text:p>
      <text:p text:style-name="P1">In the sample code, the <text:span text:style-name="T1">flags</text:span> parameter is 0; no flags are specified. To get a list of all available flags, either see the <text:span text:style-name="T3">hamsterdb.h</text:span> header file or the API documentation at <text:a xlink:type="simple" xlink:href="http://www.hamsterdb.com/?page=doc">http://www.hamsterdb.com/?page=doc</text:a>.</text:p>
      <text:h text:style-name="Heading_20_2" text:outline-level="2">Creating an In-Memory Database</text:h>
      <text:p text:style-name="P1">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1">Nevertheless, because of the speed advantage, In-Memory Databases are great for temporary, small Databases.</text:p>
      <text:p text:style-name="P1">To create an In-Memory Database, call <text:span text:style-name="T1">ham_create</text:span> with the flag <text:span text:style-name="T2">HAM_IN_MEMORY_DB</text:span>.</text:p>
      <text:p text:style-name="P1">Since In-Memory Databases are not written to disk, the <text:span text:style-name="T1">filename</text:span>-parameter is ignored and can be set to <text:span text:style-name="T1">NULL</text:span>. Also, note that the cache size (which can be specified with <text:span text:style-name="T1">ham_create_ex</text:span>) must be 0, and the flag <text:span text:style-name="T1">HAM_CACHE_STRICT</text:span> is forbidden.</text:p>
      <text:p text:style-name="P1"><text:soft-page-break/>Here is a small snippet to create an In-Memory Database:</text:p>
      <text:p text:style-name="Sourcecode">if ((st=ham_create(db, NULL, <text:span text:style-name="T4">HAM_IN_MEMORY_DB</text:span>, 0))!=HAM_SUCCESS) {<text:line-break/> <text:s text:c="3"/>printf(“ham_create failed: %d (%s)\n“, st, ham_strerror(st));<text:line-break/> <text:s text:c="3"/>exit(-1);<text:line-break/>}</text:p>
      <text:h text:style-name="Heading_20_2" text:outline-level="2">Creating a Record Number Database</text:h>
      <text:p text:style-name="P1">Record Number Databases automatically assign keys in ascending order to newly inserted Database items. This can be compared to the “auto-increment“ column in an SQL database. The first item to be inserted gets the key “1“, the second gets “2“, the third “3“ etc. </text:p>
      <text:p text:style-name="P1">These keys are automatically assigned by hamsterdb. Therefore, when inserting items to a Record Number Database, <text:span text:style-name="T1">ham_insert</text:span> and <text:span text:style-name="T1">ham_cursor_insert </text:span>expect either “empty“ keys (with size 0 and data pointing to NULL), or a user-allocated 8-byte key. The file <text:span text:style-name="T3">samples/db4.c</text:span> demonstrates the use of Record Number Databases.</text:p>
      <text:p text:style-name="P1">To create a Record Number Database, call <text:span text:style-name="T1">ham_create</text:span> with the flag <text:span text:style-name="T2">HAM_RECORD_NUMBER</text:span>.</text:p>
      <text:p text:style-name="P1">Here is a small snippet to create a Record Number Database:</text:p>
      <text:p text:style-name="Sourcecode">if ((st=ham_create(db, NULL, <text:span text:style-name="T4">HAM_RECORD_NUMBER</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 to <text:span text:style-name="T1">ham_create</text:span> and <text:span text:style-name="T1">ham_create_ex</text:span>, you usually do not need to specify the cache size and flags. However, there is one flag which might be useful from time to time: <text:span text:style-name="T2">HAM_READ_ONLY</text:span>. This flag opens the Database for read-only access, and all write modifications (inserting or deleting items) fail with error <text:span text:style-name="T1">HAM_DB_READ_ONLY</text:span>.</text:p>
      <text:p text:style-name="Text_20_body"><text:span text:style-name="T1">ham_open_ex</text:span> also uses variable length parameter lists. Currently, only the cache size can be specified as a parameter (<text:span text:style-name="T1">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text:soft-page-break/>write a callback function and register this function with <text:span text:style-name="T2">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3">src/endian.h</text:span>.) In this example, the endianness of the data is ignored.</text:p>
      <text:p text:style-name="Sourcecode">#include &lt;stdio.h&gt; <text:s/>// for printf<text:line-break/>#include &lt;stdlib.h&gt; // for exit<text:line-break/>#include &lt;ham/hamsterdb.h&gt;</text:p>
      <text:p text:style-name="P8">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8"><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2" text:outline-level="2"><text:soft-page-break/>The Prefix Comparison Function</text:h>
      <text:p text:style-name="Text_20_body">If the comparison function is overwritten, it might be necessary to also change the prefix comparison function.</text:p>
      <text:p text:style-name="Text_20_body">The prefix comparison function is always called when one (or both) keys are extended keys, but are loaded only partially.</text:p>
      <text:p text:style-name="Text_20_body">Extended keys are keys which do not fit into the B+Tree index, and therefore are allocated from an overflow area. A key is always an extended key, if its key size is greater than the key size from the index – which is 21 by default, but can be overwritten with the parameter <text:span text:style-name="T1">HAM_PARAM_KEYSIZE</text:span> in <text:span text:style-name="T1">ham_create_ex</text:span>.</text:p>
      <text:p text:style-name="Text_20_body">The default prefix comparison function is based on <text:span text:style-name="T1">memcmp</text:span>; To completely remove this function, call <text:span text:style-name="T1">ham_set_prefix_compare_func</text:span> and set the function pointer to <text:span text:style-name="T1">NULL</text:span>:</text:p>
      <text:p text:style-name="Sourcecode">ham_set_prefix_compare_func(db, NULL);</text:p>
      <text:p text:style-name="Text_20_body">You can also overwrite this function to specify your own prefix comparison. For details, see the documentation of <text:span text:style-name="T1">ham_prefix_compare_func</text:span> in <text:span text:style-name="T3">include/ham/types.h</text:span>.</text:p>
      <text:h text:style-name="Heading_20_1" text:outline-level="1">Inserting Database Items</text:h>
      <text:p text:style-name="Text_20_body">Unlike a relational database management system (RDBMS), hamsterdb does not know about the layout of your keys or records. In a RDBMS, the type of a column is specified in the SQL statement which creates the colum. For hamsterdb, a key and a record are just two byte arrays of variable length.</text:p>
      <text:p text:style-name="Text_20_body">For inserting such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record.data="green";<text:line-break/>record.size=strlen(record.data)+1; /* +1 for the terminating zero-byte */</text:p>
      <text:p text:style-name="P8">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specify the flag <text:span text:style-name="T1">HAM_OVERWRITE</text:span>.</text:p>
      <text:h text:style-name="Heading_20_1" text:outline-level="1"><text:soft-page-break/>Deleting Database Items</text:h>
      <text:p text:style-name="Text_20_body">The API function <text:span text:style-name="T1">ham_erase</text:span> deletes a Database item. It receives four parameters, of which two (<text:span text:style-name="T1">reserved</text:span> and <text:span text:style-name="T1">flags</text:span>)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The following example deletes the item with the key „color“:</text:p>
      <text:p text:style-name="Sourcecode">ham_status_t st;<text:line-break/>ham_key_t key;</text:p>
      <text:p text:style-name="Sourcecode">memset(&amp;key, 0, sizeof(key));<text:line-break/>key.data="color";<text:line-break/>key.size=strlen(key.data)+1; /* +1 to include the terminating zero */</text:p>
      <text:p text:style-name="P8">if ((st=ham_erase(db, NULL, &amp;key, 0))!=HAM_SUCCESS) <text:s/>{<text:line-break/> <text:s text:c="7"/>printf(“ham_erase failed: %d (%s)\n“, st, ham_strerror(st));<text:line-break/> <text:s text:c="7"/>exit(-1);<text:line-break/>}</text:p>
      <text:p text:style-name="Text_20_body">If you followed our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text:span text:style-name="T1">reserved</text:span> and <text:span text:style-name="T1">flags</text:span>) are always set to <text:span text:style-name="T1">NULL</text:span>. The third parameter (<text:span text:style-name="T1">key</text:span>)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The following example looks up the key „color“:</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8">if ((st=ham_find(db, NULL, &amp;key, &amp;record, 0))!=HAM_SUCCESS) {<text:line-break/> <text:s text:c="3"/>printf(“ham_find failed: %d (%s)\n“, st, ham_strerror(st));<text:line-break/> <text:s text:c="3"/>exit(-1);<text:line-break/>}</text:p>
      <text:p text:style-name="Text_20_body">If you followed the tutorial, <text:span text:style-name="T1">ham_find </text:span><text:span text:style-name="T7">returns error </text:span><text:span text:style-name="T1">HAM_KEY_NOT_FOUND</text:span><text:span text:style-name="T7">, because we deleted the </text:span><text:soft-page-break/><text:span text:style-name="T7">key „color“ in the previous chapter. If you did NOT delete the key,</text:span><text:span text:style-name="T1"> record.data</text:span> will now point to the string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4">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overwrit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9">ham_status_t <text:line-break/>ham_cursor_create(ham_db_t *db, void *reserved, <text:line-break/> <text:s text:c="17"/>ham_u32_t flags, ham_cursor_t **cursor);</text:p>
      <text:p text:style-name="Standard">And here is an example of the usage; it creates a Cursor which can operate on the Database <text:span text:style-name="T1">db</text:span>:<text:tab/></text:p>
      <text:p text:style-name="Sourcecode"><text:span text:style-name="T4">ham_cursor_t *cursor;</text:span><text:line-break/><text:span text:style-name="T6">ham_status_t st;</text:span></text:p>
      <text:p text:style-name="Sourcecode"><text:span text:style-name="T4">if ((st=ham_cursor_create(db, NULL, 0, &amp;cursor))) {</text:span><text:line-break/> <text:s text:c="3"/>// ...</text:p>
      <text:p text:style-name="Standard">After creation, the new Cursor does no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9">ham_status_t <text:line-break/>ham_cursor_move(ham_cursor_t *cursor, ham_key_t *key, <text:line-break/> <text:s text:c="15"/>ham_record_t *record, ham_u32_t flags);</text:p>
      <text:p text:style-name="Standard"><text:soft-page-break/>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on the current position.</text:p>
      <text:p text:style-name="Standard"/>
      <text:p text:style-name="Standard">If a Cursor does not point to any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retrieved copied to key and/or record, if key and/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 Since the record of each item is not used, it is not retrieved.</text:p>
      <text:p text:style-name="Sourcecode"><text:span text:style-name="T6">ham_cursor_t *cursor;</text:span><text:line-break/><text:span text:style-name="T6">ham_status_t st;<text:line-break/>ham_key_t key;</text:span></text:p>
      <text:p text:style-name="Sourcecode"><text:span text:style-name="T6">if ((st=ham_cursor_create(db, NULL, 0, &amp;cursor)))</text:span><text:line-break/> <text:s text:c="3"/>// ...</text:p>
      <text:p text:style-name="P8">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has the same behaviour as <text:span text:style-name="T1">ham_insert</text:span>. If the item is inserted successfully, the Cursor will point to the new item. Otherwise, the Cursor is not modified. Here is the declaration of <text:span text:style-name="T1">ham_cursor_insert</text:span>:</text:p>
      <text:p text:style-name="P9">ham_status_t <text:line-break/>ham_cursor_insert(ham_cursor_t *cursor, ham_key_t *key, <text:line-break/> <text:s text:c="17"/>ham_record_t *record, ham_u32_t flags);</text:p>
      <text:p text:style-name="Standard">And here is an example of the usage; it returns the key „hello“ and the record „world“:<text:tab/></text:p>
      <text:p text:style-name="Sourcecode"><text:span text:style-name="T4">ham_key_t key;<text:line-break/>ham_record_t record;</text:span><text:line-break/><text:span text:style-name="T6">ham_status_t st;</text:span></text:p>
      <text:p text:style-name="P9"><text:soft-page-break/>memset(&amp;key, 0, sizeof(key));<text:line-break/>key.data=“hello“;<text:line-break/>key.size=5;<text:line-break/><text:line-break/>memset(&amp;record, 0, sizeof(record));<text:line-break/>record.data=“world“;<text:line-break/>record.size=6;</text:p>
      <text:p text:style-name="Sourcecode"><text:span text:style-name="T4">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9">ham_status_t <text:line-break/>ham_cursor_find(ham_cursor_t *cursor, ham_key_t *key, <text:line-break/> <text:s text:c="15"/>ham_u32_t flags);</text:p>
      <text:p text:style-name="Standard">When the Cursor points to a Database item, you can delete the item (with <text:span text:style-name="T1">ham_cursor_erase</text:span>), overwrite the record (with <text:span text:style-name="T1">ham_cursor_overwrite</text:span>), or just fetch the record (with <text:span text:style-name="T1">ham_cursor_move</text:span>). The following code demonstrates how to fetch the record with <text:span text:style-name="T1">ham_cursor_move</text:span>:</text:p>
      <text:p text:style-name="Sourcecode"><text:span text:style-name="T4">ham_key_t key;<text:line-break/>ham_record_t record;</text:span><text:line-break/><text:span text:style-name="T6">ham_status_t st;</text:span></text:p>
      <text:p text:style-name="Sourcecode"><text:span text:style-name="T6">memset(&amp;key, 0, sizeof(key));<text:line-break/>key.data=“hello“;<text:line-break/>key.size=5;<text:line-break/><text:line-break/>memset(&amp;record, 0, sizeof(record));<text:line-break/><text:line-break/></text:span><text:span text:style-name="T4">if ((st=ham_cursor_insert(cursor, &amp;key, &amp;record, 0)))</text:span><text:line-break/> <text:s text:c="3"/>// ...<text:line-break/><text:span text:style-name="T4">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Overwriting Database Items with Cursors</text:h>
      <text:p text:style-name="Text_20_body">To overwrite the record of the current item, call <text:span text:style-name="T1">ham_cursor_overwrite</text:span> with a pointer to a <text:span text:style-name="T1">ham_record_t</text:span> structure which contains the new record. The third parameter, <text:span text:style-name="T1">flags</text:span>, is unused; set it to <text:span text:style-name="T1">0</text:span>. </text:p>
      <text:p text:style-name="P9">ham_status_t <text:line-break/>ham_cursor_overwrite(ham_cursor_t *cursor, ham_record_t *record, <text:line-break/> <text:s text:c="15"/>ham_u32_t flags);</text:p>
      <text:p text:style-name="Standard">If you try to overwrit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to the record you want to delete, then call <text:s/><text:soft-page-break/><text:span text:style-name="T1">ham_cursor_erase</text:span>. The third parameter, <text:span text:style-name="T1">flags</text:span>, is unused; set it to <text:span text:style-name="T1">0</text:span>. </text:p>
      <text:p text:style-name="P9">ham_status_t <text:line-break/>ham_cursor_erase(ham_cursor_t *cursor, ham_u32_t flags);</text:p>
      <text:p text:style-name="Standard">If you try to delete an item, but the Cursor does not point to an item, hamsterdb returns <text:span text:style-name="T1">HAM_CURSOR_IS_NIL</text:span>.</text:p>
      <text:p text:style-name="Standard"/>
      <text:p text:style-name="Standard">If the delete operation was successful, the Cursor will be uninitialized and not point to any item at all.</text:p>
      <text:h text:style-name="Heading_20_2" text:outline-level="2">Cloning a Database Cursor</text:h>
      <text:p text:style-name="Text_20_body">hamsterdb provides a function to clone an existing Cursor. <text:span text:style-name="T1">ham_cursor_clone</text:span> creates an exact copy of a cursor which points to the same Database item as the original Cursor.</text:p>
      <text:p text:style-name="P9">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9">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Text_20_body">Currently, one flag is supported: <text:span text:style-name="T1">HAM_AUTO_CLEANUP</text:span> automatically closes all open Cursors of this Database. Otherwise you have to call <text:span text:style-name="T1">ham_cursor_close</text:span> on each opened Cursor<text:span text:style-name="T7"> to avoid memory leaks.</text:span></text:p>
      <text:p text:style-name="P9">ham_status_t <text:line-break/>ham_close(ham_db_t *db, ham_u32_t flags);</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9">ham_status_t <text:line-break/>ham_delete(ham_db_t *db);</text:p>
      <text:p text:style-name="Standard">The following snippet closes the Database, and automatically closes all open Cursors. Then it deletes the Database handle, to avoid memory leaks.</text:p>
      <text:p text:style-name="P9"><text:span text:style-name="T4">if ((st=ham_close(db, HAM_AUTO_CLEANUP))) {</text:span><text:line-break/> <text:s text:c="3"/><text:span text:style-name="T4">printf(“ham_close failed: %d (%s)\n“, st, ham_strerror(st));<text:line-break/> <text:s text:c="3"/>exit(-1);<text:line-break/>}</text:span></text:p>
      <text:p text:style-name="P8">ham_delete(db);</text:p>
      <text:h text:style-name="Heading_20_1" text:outline-level="1"><text:soft-page-break/>Working with Database Environments</text:h>
      <text:p text:style-name="Text_20_body">Sometimes, it's practical to have several Databases in one physical file. It makes backing up easier, because only one file has to be copied. Databases that belong together, can be grouped to one physical file, and the file system does not ge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s therefore possible to use a Database file as an Environment file, and vice versa. When you open an Environment file with the normal Database functions, hamsterdb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For a complete sample on how to use Environments, see the file <text:span text:style-name="T3">samples/env1.c </text:span><text:span text:style-name="T5">(and</text:span><text:span text:style-name="T3"> samples/env3.cpp</text:span><text:span text:style-name="T5"> if you prefer 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1">ham_env_t *</text:span>), then you create the Environment. The functions are declared in <text:span text:style-name="T3">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1">ham_env_create_ex</text:span> expects a variable length parameter list; the parameters <text:span text:style-name="T1">HAM_PARAM_PAGESIZE</text:span> and <text:span text:style-name="T1">HAM_PARAM_CACHESIZE</text:span> are supported. See the section "Creating a Database" for more information about parameter lists and about the mode parameter.</text:p>
      <text:p text:style-name="Text_20_body">All other parameters are similar to their counterparts <text:span text:style-name="T1">ham_create</text:span> and <text:span text:style-name="T1">ham_create_ex</text:span>.</text:p>
      <text:p text:style-name="Text_20_body">Here's the code to create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oft-page-break/><text:s text:c="4"/><text:span text:style-name="T4">if ((st=ham_env_new(&amp;env))!=HAM_SUCCESS) {<text:line-break/> <text:s text:c="7"/>printf(“ham_env_new failed: %d (%s)\n“, st, ham_strerror(st));<text:line-break/> <text:s text:c="7"/>exit(-1);<text:line-break/> <text:s text:c="3"/>}</text:span></text:p>
      <text:p text:style-name="P8"><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better performance, it's not possible to delete existing Databases from an Environment (with <text:span text:style-name="T1">ham_env_erase_db</text:span>), and you cannot open existing Databases - as soon as you close the Database, it is gone and there's no way to restore it.</text:p>
      <text:p text:style-name="Text_20_body">To create an In-Memory Environment, call <text:span text:style-name="T1">ham_env_create</text:span> with the flag <text:span text:style-name="T1">HAM_IN_MEMORY_DB</text:span>. Since In-Memory Databases are not written to disk, the <text:span text:style-name="T1">filename</text:span>-parameter is ignored and can be <text:span text:style-name="T1">NULL</text:span>. Also, note that the cache size (which can be specified with <text:span text:style-name="T1">ham_env_create_ex</text:span>) must be <text:span text:style-name="T1">0</text:span>, and the flag <text:span text:style-name="T1">HAM_CACHE_STRICT</text:span> is forbidden.</text:p>
      <text:p text:style-name="Text_20_body">Here is a code snippet creating an In-Memory Environment:</text:p>
      <text:p text:style-name="P8"><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1">ham_env_new</text:span>), then the file is opened with either <text:span text:style-name="T1">ham_env_open</text:span> or the extended version <text:span text:style-name="T1">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1">ham_env_open_ex</text:span> expects a variable length parameter list. The only accepted parameter is the cache size (<text:span text:style-name="T1">HAM_PARAM_CACHESIZE</text:span>). See the section "Creating a Database" on more information about parameter lists.</text:p>
      <text:p text:style-name="Text_20_body">You can specify the flag <text:span text:style-name="T1">HAM_READ_ONLY</text:span> to open the file in read-only mode. In this mode it's not possible to create new Databases or to rename existing Databases in this Environment. All write modifications will fail with error <text:span text:style-name="T1">HAM_DB_READ_ONLY</text:span>.</text:p>
      <text:h text:style-name="Heading_20_2" text:outline-level="2">Creating a Database in an Environment</text:h>
      <text:p text:style-name="Text_20_body">To create a new Database in an Environment, you need a valid Database handle (allocated with <text:span text:style-name="T1">ham_new</text:span>). Then call <text:span text:style-name="T1">ham_env_create_db</text:span> with this Database handle.</text:p>
      <text:p text:style-name="Sourcecode"><text:soft-page-break/>ham_status_t<text:line-break/>ham_env_create_db(ham_env_t *env, ham_db_t *db,<text:line-break/> <text:s text:c="7"/>ham_u16_t name, ham_u32_t flags, ham_parameter_t *params);</text:p>
      <text:p text:style-name="Text_20_body">The third parameter of <text:span text:style-name="T1">ham_env_create_db</text:span> is the name of the new Database – a unique identifier in this Environment. The values 0 and everything above (and including) 0xf000 are reserved and forbidden to use. Here is a short example, copied from <text:span text:style-name="T3">samples/env1.c</text:span>.</text:p>
      <text:p text:style-name="P8">#define DBNAME_CUSTOMER <text:s text:c="4"/>1</text:p>
      <text:p text:style-name="Sourcecode">ham_db_t *db;<text:line-break/>ham_status_t st;</text:p>
      <text:p text:style-name="Sourcecode">st=ham_new(&amp;db);<text:line-break/>if (st!=HAM_SUCCESS)<text:line-break/> <text:s text:c="3"/>error("ham_new", st);</text:p>
      <text:p text:style-name="P8">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1">ham_close</text:span>, then delete the Database handle with <text:span text:style-name="T1">ham_delete</text:span>.</text:p>
      <text:h text:style-name="Heading_20_2" text:outline-level="2">Opening a Database in an Environment</text:h>
      <text:p text:style-name="Text_20_body">To open an existing Database in an Environment, you need a valid Database handle (allocated with <text:span text:style-name="T1">ham_new</text:span>). Then call <text:span text:style-name="T1">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1">ham_env_open_db</text:span> is the name of the new Database. If a Database with this name is not found, error <text:span text:style-name="T1">HAM_DATABASE_NOT_FOUND</text:span> is returned.</text:p>
      <text:p text:style-name="P8">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1">ham_close</text:span>, then delete the Database handle with <text:span text:style-name="T1">ham_delete</text:span>.</text:p>
      <text:p text:style-name="Text_20_body">You can not open the same Database multiple times. If you call <text:span text:style-name="T8">ham_env_open_db</text:span> with a Database name which was already opened, status code <text:span text:style-name="T8">HAM_DATABASE_ALREADY_OPEN</text:span> is returned.</text:p>
      <text:h text:style-name="Heading_20_2" text:outline-level="2">Renaming a Database in an Environment</text:h>
      <text:p text:style-name="Text_20_body">You can rename Databases in an Environment with <text:span text:style-name="T1">ham_env_rename_db</text:span>. This function is declared as follows:</text:p>
      <text:p text:style-name="Sourcecode"><text:soft-page-break/>ham_status_t<text:line-break/>ham_env_rename_db(ham_env_t *env, ham_u16_t oldname,<text:line-break/> <text:s text:c="15"/>ham_u16_t newname, ham_u32_t flags);</text:p>
      <text:p text:style-name="P1">No error occurs if a Database with this name is already open.</text:p>
      <text:p text:style-name="Text_20_body">The function returns <text:span text:style-name="T1">HAM_DATABASE_NOT_FOUND</text:span> if the Database with the old name is not found, and <text:span text:style-name="T1">HAM_DATABASE_ALREADY_EXISTS</text:span> if a Database with the new name already exists.</text:p>
      <text:h text:style-name="Heading_20_2" text:outline-level="2">Removing a Database from an Environment</text:h>
      <text:p text:style-name="Text_20_body">Unlike calls to <text:span text:style-name="T1">ham_env_rename_db</text:span>, <text:span text:style-name="T1">ham_env_erase_db</text:span> makes sure that the Database, which you want to delete, is not open. If the Database is still open, error <text:span text:style-name="T1">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p text:style-name="Standard">It is not possible to call this function on an In-Memory Environment. For In-Memory Environments, it is sufficient to just close the Database with <text:span text:style-name="T1">ham_close</text:span>. This will immediately free all allocated memory blocks.</text:p>
      <text:h text:style-name="Heading_20_2" text:outline-level="2">Closing an Environment</text:h>
      <text:p text:style-name="Text_20_body">To close an Environment, use <text:span text:style-name="T1">ham_env_close</text:span>. To delete the memory allocated by the <text:span text:style-name="T1">ham_env_t</text:span> handle, use <text:span text:style-name="T1">ham_env_delete</text:span>.</text:p>
      <text:p text:style-name="Text_20_body">Currently, one flag is supported: <text:span text:style-name="T1">HAM_AUTO_CLEANUP</text:span> automatically closes all open Databases (and their Cursors) of this Environment. Otherwise you have to call <text:span text:style-name="T1">ham_close</text:span> for each opened Database, to avoid memory leaks.</text:p>
      <text:p text:style-name="Sourcecode">ham_status_t<text:line-break/>ham_env_close(ham_env_t *env, ham_u32_t flags);</text:p>
      <text:p text:style-name="Sourcecode">ham_status_t<text:line-break/>ham_env_delete(ham_env_t *env);</text:p>
      <text:p text:style-name="Text_20_body">The following code will close the Environment handle and all associated Database handles. Afterwards, the Environment handle is deleted to avoid memory leaks:</text:p>
      <text:p text:style-name="P8">st=ham_env_close(env, HAM_AUTO_CLEANUP);<text:line-break/>if (st!=HAM_SUCCESS) {<text:line-break/> <text:s text:c="3"/>printf(“ham_env_close failed: %d (%s)\n“, st, ham_strerror(st));<text:line-break/> <text:s text:c="3"/>exit(-1);<text:line-break/>}</text:p>
      <text:p text:style-name="P8">ham_env_delete(env);</text:p>
      <text:h text:style-name="Heading_20_1" text:outline-level="1">Working with Duplicate Keys</text:h>
      <text:p text:style-name="Text_20_body">Starting with version 0.4.6, hamsterdb supports duplicate keys. A key is a duplicate of another key if both keys are equal. Duplicate keys can be used to model 1:n relationships, where i.e. one customer ID has multiple order IDs. The sample samples/env2.c demonstrates how to use duplicate keys to map between customers and orders. </text:p>
      <text:p text:style-name="Text_20_body">The following section gives an overview of how to use duplicate keys.</text:p>
      <text:h text:style-name="Heading_20_2" text:outline-level="2"><text:soft-page-break/>Enabling Duplicate Keys</text:h>
      <text:p text:style-name="Text_20_body">Duplicate keys have to be enabled when the Database is created with <text:span text:style-name="T1">ham_create</text:span>, <text:span text:style-name="T1">ham_create_ex</text:span> or <text:span text:style-name="T1">ham_env_create_db</text:span>. The flag is called <text:span text:style-name="T1">HAM_ENABLE_DUPLICATES</text:span>. </text:p>
      <text:p text:style-name="P8"><text:s text:c="4"/>if ((st=ham_create(db, “test.db“, HAM_ENABLE_DUPLICATES,<text:line-break/> <text:s text:c="11"/>0664))!=HAM_SUCCESS) {<text:line-break/> <text:s text:c="7"/>printf(“ham_create failed: %d (%s)\n“, st, ham_strerror(st));<text:line-break/> <text:s text:c="7"/>exit(-1);<text:line-break/> <text:s text:c="3"/>}</text:p>
      <text:p text:style-name="Standard">If you forget to create the Database with <text:span text:style-name="T1">HAM_ENABLE_DUPLICATES</text:span>, inserting a duplicate key will return <text:span text:style-name="T1">HAM_INV_PARAMETER</text:span>.</text:p>
      <text:h text:style-name="Heading_20_2" text:outline-level="2">Inserting Duplicate Keys</text:h>
      <text:p text:style-name="Text_20_body">To insert a duplicate key, call <text:span text:style-name="T1">ham_insert</text:span> or <text:span text:style-name="T1">ham_cursor_insert</text:span> with the flag <text:span text:style-name="T1">HAM_DUPLICATE</text:span>. If you do not specify this flag, and the key already exists, the status <text:span text:style-name="T1">HAM_DUPLICATE_KEY</text:span> is returned. If the flag is specified, but the key does not yet exist, it is inserted just as if the flag was not specified.</text:p>
      <text:p text:style-name="Text_20_body">Note that you can modify the order of the inserted records by specifying one of the flags <text:span text:style-name="T1">HAM_DUPLICATE_INSERT_BEFORE</text:span>, <text:span text:style-name="T1">HAM_DUPLICATE_INSERT_AFTER</text:span>, <text:span text:style-name="T1">HAM_DUPLICATE_INSERT_FIRST</text:span> or <text:span text:style-name="T1">HAM_DUPLICATE_INSERT_LAST</text:span> to <text:span text:style-name="T1">ham_cursor_insert</text:span>. The default is <text:span text:style-name="T1">HAM_DUPLICATE_INSERT_LAST</text:span>, which is also the behaviour of <text:span text:style-name="T1">ham_insert</text:span>.</text:p>
      <text:p text:style-name="Text_20_body">The following snippet inserts five duplicate keys. </text:p>
      <text:p text:style-name="Sourcecode">int i;<text:line-break/>ham_key_t key;<text:line-break/>ham_record_t record;<text:line-break/><text:line-break/>memset(&amp;key, 0, sizeof(key));<text:line-break/>memset(&amp;record, 0, sizeof(record));<text:line-break/>key.data="numbers";<text:line-break/>key.size=strlen(key.data)+1; /* +1 for the terminating zero-byte */</text:p>
      <text:p text:style-name="Sourcecode">for (i=0; i&lt;5; i++) {<text:line-break/> <text:s text:c="3"/>record.data=&amp;i;<text:line-break/> <text:s text:c="3"/>record.size=sizeof(i);</text:p>
      <text:p text:style-name="P8"><text:s text:c="4"/>if ((st=ham_insert(db, NULL, &amp;key, &amp;record,<text:line-break/> <text:s text:c="11"/>HAM_DUPLICATE))!=HAM_SUCCESS) {<text:line-break/> <text:s text:c="7"/>printf(“ham_insert failed: %d (%s)\n“, st, ham_strerror(st));<text:line-break/> <text:s text:c="7"/>exit(-1);<text:line-break/> <text:s text:c="3"/>}<text:line-break/><text:span text:style-name="T6">}</text:span></text:p>
      <text:h text:style-name="Heading_20_2" text:outline-level="2">Traversing Duplicate Keys</text:h>
      <text:p text:style-name="Text_20_body">Duplicate keys and their records can only be traversed with a Cursor; <text:span text:style-name="T1">ham_find</text:span> always returns the first duplicate record. </text:p>
      <text:p text:style-name="Text_20_body">The default behaviour of <text:span text:style-name="T1">ham_cursor_move</text:span> is to traverse also all duplicate keys. However, duplicate keys can be ommitted by specifying the flag <text:span text:style-name="T1">HAM_SKIP_DUPLICATES</text:span>, and the Cursor can be forced to only walk through duplicates with the flag <text:span text:style-name="T1">HAM_ONLY_DUPLICATES</text:span> (in this case, <text:span text:style-name="T1">ham_cursor_move</text:span> returns <text:span text:style-name="T1">HAM_KEY_NOT_FOUND</text:span> if the last record is reached).</text:p>
      <text:p text:style-name="Text_20_body">The following snippet moves a Cursor to the first duplicate with the key „numbers“, and then <text:soft-page-break/>traverses all duplicates of this key.</text:p>
      <text:p text:style-name="Sourcecode">memset(&amp;key, 0, sizeof(key));<text:line-break/>memset(&amp;record, 0, sizeof(record));<text:line-break/>key.data="numbers";<text:line-break/>key.size=strlen(key.data)+1; /* +1 for the terminating zero-byte */<text:line-break/><text:line-break/>if ((st=ham_cursor_find(cursor, &amp;key, 0))!=HAM_SUCCESS)<text:line-break/> <text:s text:c="3"/>// ...</text:p>
      <text:p text:style-name="P8">do {<text:line-break/> <text:s text:c="3"/>// fetch the current record, without moving<text:line-break/> <text:s text:c="3"/>if ((st=ham_cursor_move(cursor, 0, &amp;record, 0)!=HAM_SUCCESS)<text:line-break/> <text:s text:c="7"/>// ...<text:line-break/> <text:s text:c="3"/>printf(„number: %d\n“, *(int *)record-&gt;data);<text:line-break/><text:line-break/> <text:s text:c="3"/>// move to the next duplicate, but do not fetch key or record<text:line-break/>} while ((st=ham_cursor_move(cursor, 0, 0, <text:line-break/> <text:s text:c="16"/>HAM_CURSOR_NEXT|HAM_ONLY_DUPLICATES)!=HAM_SUCCESS);</text:p>
      <text:h text:style-name="Heading_20_2" text:outline-level="2">Replacing Duplicate Keys</text:h>
      <text:p text:style-name="Text_20_body">The records of a duplicate key can be overwritten with <text:span text:style-name="T1">ham_cursor_overwrite</text:span>. There's no difference in overwriting a record of a duplicate key or of a non-duplicate key. If <text:span text:style-name="T1">ham_insert</text:span> is used with the flag <text:span text:style-name="T1">HAM_OVERWRITE</text:span>, the first duplicate record is overwritten.</text:p>
      <text:h text:style-name="Heading_20_2" text:outline-level="2">Get the Number of Duplicate Keys</text:h>
      <text:p text:style-name="Text_20_body">You can always check the number of duplicate keys with <text:span text:style-name="T1">ham_cursor_get_duplicate_count</text:span>. Move a Cursor to the key (either with <text:span text:style-name="T1">ham_cursor_find</text:span> or <text:span text:style-name="T1">ham_cursor_move</text:span>), and call <text:span text:style-name="T1">ham_cursor_get_duplicate_count</text:span>. If a key does not have duplicates, <text:span text:style-name="T1">ham_cursor_count</text:span> will return 1 in its <text:span text:style-name="T1">count</text:span> parameter. Otherwise it returns the number of duplicate keys.</text:p>
      <text:p text:style-name="Sourcecode">ham_status_t<text:line-break/>ham_cursor_get_duplicate_count(ham_cursor_t *cursor,<text:line-break/> <text:s text:c="10"/>ham_size_t *count, <text:line-break/> <text:s text:c="10"/>ham_u32_t flags);<text:line-break/></text:p>
      <text:p text:style-name="Standard">Here is an example which prints the number of duplicate keys of the item identified by „numbers“:</text:p>
      <text:p text:style-name="Sourcecode"><text:span text:style-name="T4">ham_size_t count;</text:span><text:line-break/>memset(&amp;key, 0, sizeof(key));<text:line-break/>key.data="numbers";<text:line-break/>key.size=strlen(key.data)+1; /* +1 for the terminating zero-byte */<text:line-break/><text:line-break/>if ((st=ham_cursor_find(cursor, &amp;key, 0))!=HAM_SUCCESS)<text:line-break/> <text:s text:c="3"/>// ...</text:p>
      <text:p text:style-name="P8">if ((st=ham_cursor_get_duplicate_count(cursor, &amp;count, 0))!=HAM_SUCCESS)<text:line-break/> <text:s text:c="3"/>// ...<text:line-break/>printf(„'numbers' has %d duplicate keys\n“, count);</text:p>
      <text:h text:style-name="Heading_20_2" text:outline-level="2">Deleting Duplicate Keys</text:h>
      <text:p text:style-name="Text_20_body">In this case, <text:span text:style-name="T1">ham_erase</text:span> and <text:span text:style-name="T1">ham_cursor_erase</text:span> behave differently. <text:span text:style-name="T1">ham_erase</text:span> deletes the key and all duplicate records at once. <text:span text:style-name="T1">ham_cursor_erase</text:span> only deletes the duplicate at which it points. </text:p>
      <text:p text:style-name="P9"><text:soft-page-break/>if ((st=ham_cursor_erase(cursor, 0))!=HAM_SUCCESS)<text:line-break/> <text:s text:c="3"/>// ...</text:p>
      <text:h text:style-name="Heading_20_1" text:outline-level="1">The C++ API</text:h>
      <text:p text:style-name="Text_20_body">hamsterdb also provides a C++ wrapper class for C++ developers. You can use it with including <text:span text:style-name="T1">&lt;ham/hamsterdb.hpp&gt;</text:span>. All classes are in the namespace <text:span text:style-name="T1">ham</text:span>:</text:p>
      <text:p text:style-name="Sourcecode">#include &lt;ham/hamsterdb.hpp&gt;<text:line-break/>using namespace ham;</text:p>
      <text:p text:style-name="Standard">Each C++ class and method usually wraps one single call to the C API. Therefore, the C++ API is only documented if the behaviour differs from its C counterpart.</text:p>
      <text:p text:style-name="Standard"/>
      <text:p text:style-name="Text_20_body">Currently, there are two samples which use the C++ API: <text:span text:style-name="T3">samples/db6.cpp</text:span> and <text:span text:style-name="T3">samples/env3.cpp</text:span>.</text:p>
      <text:h text:style-name="Heading_20_1" text:outline-level="1">Troubleshooting</text:h>
      <text:p text:style-name="Text_20_body">hamsterdb gives you the best troubleshooting available – the source code. If you compile hamsterdb in Debug mode (i.e. with <text:span text:style-name="T1">./configure --enable-debug</text:span>), you can always use a debugger to step into the functions. </text:p>
      <text:p text:style-name="Text_20_body">But there's another way which may give good hints about hamsterdb internals, and even works in Release mode: the debug messages. They are printed to stderr not only when a hamsterdb function encounters a serious error (i.e. when writing to the file, or when opening a file failed), but also when an API function receives invalid parameters. However, the later messages are not shown in Release mode.</text:p>
      <text:p text:style-name="Text_20_body">But you can overwrite the error handler to catch ALL of the messages and handle them on your own, and then you will also see the low-priority messages. The following Code installs such an error hander:</text:p>
      <text:p text:style-name="P8">void<text:line-break/>my_own_error_handler(int level, const char *message)<text:line-break/>{<text:line-break/> <text:s text:c="3"/>printf(„level %d: %s\n“, level, message);<text:line-break/>}<text:line-break/><text:line-break/>ham_set_errhandler(my_own_error_handler);</text:p>
      <text:p text:style-name="Standard">If you now call a hamsterdb function with an invalid combination of flags or other invalid parameters, you will see a message printed on stdout.</text:p>
      <text:h text:style-name="P4" text:outline-level="1">Appendix I: The GNU General Public License 2.0</text:h>
      <text:p text:style-name="P11"><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text:soft-page-break/></text:p>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text:soft-page-break/>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oft-page-break/><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text:soft-page-break/>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0"><text:s text:c="21"/>END OF TERMS AND CONDITIONS</text:p>
      <text:h text:style-name="Heading_20_1" text:outline-level="1">Appendix II: The GNU General Public License 3.0</text:h>
      <text:p text:style-name="Preformatted_20_Text"><text:s text:c="20"/>GNU GENERAL PUBLIC LICENSE</text:p>
      <text:p text:style-name="Preformatted_20_Text"><text:s text:c="23"/>Version 3, 29 June 2007</text:p>
      <text:p text:style-name="Preformatted_20_Text"/>
      <text:p text:style-name="Preformatted_20_Text"><text:s/>Copyright (C) 2007 Free Software Foundation, Inc. &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text:soft-page-break/>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text:soft-page-break/>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text:soft-page-break/>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oft-page-break/><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oft-page-break/><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ext:soft-page-break/>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text:soft-page-break/>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hereafter acquired, that would be infringed by some manner, permitted</text:p>
      <text:p text:style-name="Preformatted_20_Text"><text:soft-page-break/>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text:soft-page-break/>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text:soft-page-break/>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lt;http://www.gnu.org/licenses/&gt;.</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4"/>&lt;program&gt; <text:s/>Copyright (C) &lt;year&gt; <text:s/>&lt;name of author&gt;</text:p>
      <text:p text:style-name="Preformatted_20_Text"><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lt;http://www.gnu.org/licenses/&g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ext:soft-page-break/>the library. <text:s/>If this is what you want to do, use the GNU Lesser General</text:p>
      <text:p text:style-name="Preformatted_20_Text">Public License instead of this License. <text:s/>But first, please read</text:p>
      <text:p text:style-name="Preformatted_20_Text">&lt;http://www.gnu.org/philosophy/why-not-lgpl.html&gt;.</text:p>
      <text:h text:style-name="Heading_20_1" text:outline-level="1">Appendix I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text:soft-page-break/>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text:soft-page-break/></text:p>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oft-page-break/><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text:soft-page-break/>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text:soft-page-break/>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0">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9.3701in" style:writing-mode="lr-tb"/>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0.5902in" fo:margin-right="0in" fo:margin-top="0.1575in" fo:margin-bottom="0.0827in" fo:text-indent="0in" style:auto-text-indent="false" style:page-number="auto"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initial-creator>Christoph Rupp</meta:initial-creator>
    <meta:creation-date>2007-03-27T20:03:29</meta:creation-date>
    <dc:date>2008-01-12T18:04:24</dc:date>
    <meta:editing-cycles>58</meta:editing-cycles>
    <meta:editing-duration>PT5H40M37S</meta:editing-duration>
    <meta:user-defined meta:name="Info 1"/>
    <meta:user-defined meta:name="Info 2"/>
    <meta:user-defined meta:name="Info 3"/>
    <meta:user-defined meta:name="Info 4"/>
    <meta:document-statistic meta:table-count="0" meta:image-count="0" meta:object-count="0" meta:page-count="42" meta:paragraph-count="1461" meta:word-count="18955" meta:character-count="112975"/>
  </office:meta>
</office:document-meta>
</file>